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.946cm" style:type="right"/>
        </style:tab-stops>
      </style:paragraph-properties>
      <style:text-properties style:font-name="Verdana"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>
        <style:tab-stops>
          <style:tab-stop style:position="8.5cm" style:type="center"/>
          <style:tab-stop style:position="18.831cm" style:type="right"/>
        </style:tab-stops>
      </style:paragraph-properties>
      <style:text-properties style:font-name="Verdana" fo:font-size="8pt" style:font-size-asian="8pt" style:font-size-complex="8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Verdana" fo:font-size="11pt" fo:font-style="italic" fo:font-weight="bold" officeooo:rsid="001fc97d" officeooo:paragraph-rsid="001fc97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paragraph-rsid="00206171" style:font-size-asian="10pt" style:font-size-complex="10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06171" officeooo:paragraph-rsid="00206171" style:font-size-asian="10pt" style:font-size-complex="10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3440f" officeooo:paragraph-rsid="0023440f" style:font-size-asian="10pt" style:font-size-complex="10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37cda" officeooo:paragraph-rsid="00237cda" style:font-size-asian="10pt" style:font-size-complex="10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37cda" officeooo:paragraph-rsid="00241237" style:font-size-asian="10pt" style:font-size-complex="10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41237" officeooo:paragraph-rsid="00241237" style:font-size-asian="10pt" style:font-size-complex="10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e7058" officeooo:paragraph-rsid="0030014f" style:font-size-asian="10pt" style:font-size-complex="10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e7058" officeooo:paragraph-rsid="002e7058" style:font-size-asian="10pt" style:font-size-complex="10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572db" officeooo:paragraph-rsid="00241237" style:font-size-asian="10pt" style:font-size-complex="10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572db" officeooo:paragraph-rsid="002572db" style:font-size-asian="10pt" style:font-size-complex="10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5d628" officeooo:paragraph-rsid="002572db" style:font-size-asian="10pt" style:font-size-complex="10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5d628" officeooo:paragraph-rsid="0025d628" style:font-size-asian="10pt" style:font-size-complex="10pt"/>
    </style:style>
    <style:style style:name="P17" style:family="paragraph" style:parent-style-name="Standard" style:list-style-name="L1">
      <style:paragraph-properties fo:line-height="150%" fo:text-align="justify" style:justify-single-word="false">
        <style:tab-stops>
          <style:tab-stop style:position="0.028cm"/>
        </style:tab-stops>
      </style:paragraph-properties>
      <style:text-properties style:font-name="Verdana" fo:font-size="10pt" officeooo:rsid="0025d628" officeooo:paragraph-rsid="0025d628" style:font-size-asian="10pt" style:font-size-complex="10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officeooo:rsid="002f50f2" officeooo:paragraph-rsid="002f50f2" style:font-size-asian="10pt" style:font-size-complex="10pt"/>
    </style:style>
    <style:style style:name="P19" style:family="paragraph" style:parent-style-name="Standard" style:list-style-name="L1">
      <style:paragraph-properties fo:line-height="150%" fo:text-align="justify" style:justify-single-word="false">
        <style:tab-stops>
          <style:tab-stop style:position="0.028cm"/>
        </style:tab-stops>
      </style:paragraph-properties>
      <style:text-properties style:font-name="Verdana" fo:font-size="10pt" officeooo:rsid="00317302" officeooo:paragraph-rsid="00317302" style:font-size-asian="10pt" style:font-size-complex="10pt"/>
    </style:style>
    <style:style style:name="P20" style:family="paragraph" style:parent-style-name="Standard" style:list-style-name="L1">
      <style:paragraph-properties fo:line-height="150%" fo:text-align="justify" style:justify-single-word="false">
        <style:tab-stops>
          <style:tab-stop style:position="0.028cm"/>
        </style:tab-stops>
      </style:paragraph-properties>
      <style:text-properties style:font-name="Verdana" fo:font-size="10pt" officeooo:rsid="0033c258" officeooo:paragraph-rsid="0033c258" style:font-size-asian="10pt" style:font-size-complex="10pt"/>
    </style:style>
    <style:style style:name="P21" style:family="paragraph" style:parent-style-name="Standard" style:list-style-name="L1">
      <style:paragraph-properties fo:line-height="150%" fo:text-align="justify" style:justify-single-word="false">
        <style:tab-stops>
          <style:tab-stop style:position="0.028cm"/>
        </style:tab-stops>
      </style:paragraph-properties>
      <style:text-properties style:font-name="Verdana" fo:font-size="10pt" officeooo:rsid="0032e481" officeooo:paragraph-rsid="0032e481" style:font-size-asian="10pt" style:font-size-complex="10pt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fo:font-style="italic" officeooo:rsid="002e7058" officeooo:paragraph-rsid="0030014f" style:font-size-asian="10pt" style:font-style-asian="italic" style:font-size-complex="10pt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c97d"/>
    </style:style>
    <style:style style:name="T3" style:family="text">
      <style:text-properties officeooo:rsid="001fe85d"/>
    </style:style>
    <style:style style:name="T4" style:family="text">
      <style:text-properties officeooo:rsid="0025d628"/>
    </style:style>
    <style:style style:name="T5" style:family="text">
      <style:text-properties officeooo:rsid="002f50f2"/>
    </style:style>
    <style:style style:name="T6" style:family="text">
      <style:text-properties officeooo:rsid="0030dc9f"/>
    </style:style>
    <style:style style:name="T7" style:family="text">
      <style:text-properties officeooo:rsid="0033c258"/>
    </style:style>
    <style:style style:name="T8" style:family="text">
      <style:text-properties officeooo:rsid="00352385"/>
    </style:style>
    <style:style style:name="T9" style:family="text">
      <style:text-properties officeooo:rsid="00367e1c"/>
    </style:style>
    <style:style style:name="T10" style:family="text">
      <style:text-properties officeooo:rsid="00379bc7"/>
    </style:style>
    <style:style style:name="T11" style:family="text">
      <style:text-properties officeooo:rsid="0038b502"/>
    </style:style>
    <style:style style:name="T12" style:family="text">
      <style:text-properties officeooo:rsid="003a6409"/>
    </style:style>
    <style:style style:name="T13" style:family="text">
      <style:text-properties officeooo:rsid="003c5117"/>
    </style:style>
    <style:style style:name="T14" style:family="text">
      <style:text-properties officeooo:rsid="003f1966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Tema 3</text:p>
      <text:p text:style-name="P3"/>
      <text:list xml:id="list610058582" text:style-name="L1">
        <text:list-item>
          <text:p text:style-name="P5">Escribir un programa que <text:span text:style-name="T10">escriba por </text:span>pantalla tu nombre completo en una línea y en la línea siguiente tu fecha de nacimiento <text:span text:style-name="T3">con formato dd/mm/yyyy.</text:span></text:p>
          <text:p text:style-name="P5"/>
        </text:list-item>
        <text:list-item>
          <text:p text:style-name="P6">Dado los siguientes identificadores que va<text:span text:style-name="T10">n</text:span> a utilizarse en un programa escrito en Java, ¿<text:span text:style-name="T10">cuáles de ellos son</text:span> correctos y qué no? Explica porque.</text:p>
          <text:list>
            <text:list-item>
              <text:p text:style-name="P5">m<text:span text:style-name="T10">i</text:span> carta</text:p>
            </text:list-item>
            <text:list-item>
              <text:p text:style-name="P5">unacarta</text:p>
            </text:list-item>
            <text:list-item>
              <text:p text:style-name="P5">min2escritos</text:p>
            </text:list-item>
            <text:list-item>
              <text:p text:style-name="P5">4cientos</text:p>
            </text:list-item>
            <text:list-item>
              <text:p text:style-name="P5">e<text:span text:style-name="T10">s</text:span>_un_mensaje</text:p>
            </text:list-item>
            <text:list-item>
              <text:p text:style-name="P5">no_vale na<text:span text:style-name="T10">d</text:span>a</text:p>
            </text:list-item>
            <text:list-item>
              <text:p text:style-name="P5">______ejemplo________</text:p>
            </text:list-item>
            <text:list-item>
              <text:p text:style-name="P5">m<text:span text:style-name="T10">i</text:span>-programa</text:p>
            </text:list-item>
            <text:list-item>
              <text:p text:style-name="P5">¿C<text:span text:style-name="T10">u</text:span>ántos?</text:p>
            </text:list-item>
            <text:list-item>
              <text:p text:style-name="P5">el%Descontado</text:p>
            </text:list-item>
            <text:list-item>
              <text:p text:style-name="P5">a150PORHORA</text:p>
            </text:list-item>
            <text:list-item>
              <text:p text:style-name="P5">TengoMUCHO$$$$$</text:p>
            </text:list-item>
            <text:list-item>
              <text:p text:style-name="P5">LOS400GOLPES</text:p>
            </text:list-item>
            <text:list-item>
              <text:p text:style-name="P5">quieroUNAsolución</text:p>
              <text:p text:style-name="P5"/>
            </text:list-item>
          </text:list>
        </text:list-item>
        <text:list-item>
          <text:p text:style-name="P7">Escribe un programa que visuali<text:span text:style-name="T10">ce</text:span> cuánto nos costará comprar unos zapatos si su precio e<text:span text:style-name="T10">s</text:span> de 85 € pero sabemos que tienen un 15% de descuento.</text:p>
          <text:p text:style-name="P7"/>
        </text:list-item>
        <text:list-item>
          <text:p text:style-name="P8">Dadas las siguientes expresion<text:span text:style-name="T10">e</text:span>s ari<text:span text:style-name="T14">t</text:span>méti<text:span text:style-name="T10">ca</text:span>s, indica cuál <text:span text:style-name="T10">será</text:span> el resultado de evaluarlas. Después comprueba si es correcto haciendo un programa Java que muestro el resultado.</text:p>
          <text:list>
            <text:list-item>
              <text:p text:style-name="P8">25 + 20 -15</text:p>
            </text:list-item>
            <text:list-item>
              <text:p text:style-name="P8">20 * 10 + 15 * 10</text:p>
            </text:list-item>
            <text:list-item>
              <text:p text:style-name="P8">20 * 10 / 2 - 20 / 5 * 3</text:p>
            </text:list-item>
            <text:list-item>
              <text:p text:style-name="P8">15 / 10 * 2 + 3 / 4 * 8</text:p>
              <text:p text:style-name="P8"/>
            </text:list-item>
          </text:list>
        </text:list-item>
        <text:list-item>
          <text:p text:style-name="P9">Escribe un programa que declar<text:span text:style-name="T10">e</text:span> dos variables enteras para describir las longitudes de los lados de un rectángulo. El programa tiene que calcular y escribir a la pantalla las longitudes de los lados, el perímetro y el área del rectángulo. (Supón que el rectángulo <text:span text:style-name="T10">mide</text:span> 15 cm de alto y 25 cm de ancho.)</text:p>
          <text:p text:style-name="P9"/>
        </text:list-item>
        <text:list-item>
          <text:p text:style-name="P9">Dadas las siguientes expresiones aritmético-lógicas calcula cuál es el resultado de evaluarlas.</text:p>
          <text:list>
            <text:list-item>
              <text:p text:style-name="P10">25 &gt; 20 &amp;&amp; 13 &gt; 5</text:p>
            </text:list-item>
            <text:list-item>
              <text:p text:style-name="P10">10 + 4 &lt; 15 – 3 || 2 * 5 + 1 &gt; 14 – 2 * 2</text:p>
            </text:list-item>
            <text:list-item>
              <text:p text:style-name="P10"><text:soft-page-break/>4 * 2 &lt;= 8 |<text:span text:style-name="T8">|</text:span> 2 * 2 &lt; 5 &amp;&amp; 4 &gt; 3 + 1</text:p>
            </text:list-item>
            <text:list-item>
              <text:p text:style-name="P10">10 &lt;= 2 * 5 &amp;&amp; 3 &lt; 4 || !(8 &gt; 7) &amp;&amp; 3 * 2 &lt;= 4 * 2 - 1 </text:p>
              <text:p text:style-name="P10"/>
            </text:list-item>
          </text:list>
        </text:list-item>
        <text:list-item>
          <text:p text:style-name="P11">¿<text:span text:style-name="T10">Cuáles</text:span> de las s<text:span text:style-name="T10">iguientes</text:span> asignaciones son <text:span text:style-name="T6">in</text:span>correctas <text:span text:style-name="T10">dadas</text:span> las s<text:span text:style-name="T10">iguientes </text:span>declaraciones?: </text:p>
          <text:p text:style-name="P22">int A, B, C, D , salario, cuenta, M, SUMA, NOTA1, NOTA2, P; </text:p>
          <text:p text:style-name="P22">String K, n<text:span text:style-name="T10">ombre</text:span>;</text:p>
          <text:list>
            <text:list-item>
              <text:p text:style-name="P11">A + B =C +D</text:p>
            </text:list-item>
            <text:list-item>
              <text:p text:style-name="P11"><text:span text:style-name="T10">nombre</text:span> = PEDRO;</text:p>
            </text:list-item>
            <text:list-item>
              <text:p text:style-name="P11">salario= salario+1;</text:p>
            </text:list-item>
            <text:list-item>
              <text:p text:style-name="P11">cuenta = 45000;</text:p>
            </text:list-item>
            <text:list-item>
              <text:p text:style-name="P11">k= k*4;</text:p>
            </text:list-item>
            <text:list-item>
              <text:p text:style-name="P11">B = 18 -B;</text:p>
            </text:list-item>
            <text:list-item>
              <text:p text:style-name="P11">C= X-8;</text:p>
            </text:list-item>
            <text:list-item>
              <text:p text:style-name="P11">SUMA = NOTA1 +nota2;</text:p>
            </text:list-item>
            <text:list-item>
              <text:p text:style-name="P11">P+5 = 14;</text:p>
            </text:list-item>
            <text:list-item>
              <text:p text:style-name="P11">K= “Carlos”;</text:p>
            </text:list-item>
            <text:list-item>
              <text:p text:style-name="P11"><text:span text:style-name="T10">nombre</text:span>= 'ana';</text:p>
            </text:list-item>
            <text:list-item>
              <text:p text:style-name="P11">n<text:span text:style-name="T10">ombre</text:span>= K;</text:p>
            </text:list-item>
            <text:list-item>
              <text:p text:style-name="P11"><text:span text:style-name="T10">nombre</text:span> = “Juan” + K;</text:p>
            </text:list-item>
            <text:list-item>
              <text:p text:style-name="P11">B= K;</text:p>
            </text:list-item>
            <text:list-item>
              <text:p text:style-name="P11">K = B;</text:p>
            </text:list-item>
          </text:list>
          <text:p text:style-name="P12"/>
        </text:list-item>
        <text:list-item>
          <text:p text:style-name="P12">Escribe un programa que <text:span text:style-name="T10">muestre</text:span> por pantalla el <text:span text:style-name="T10">número </text:span>de días de vida que t<text:span text:style-name="T10">iene </text:span>una persona. No consideramos años bisiestos, <text:span text:style-name="T10">asumimos que</text:span> cada año t<text:span text:style-name="T10">iene</text:span> 365 días. Las pautas para escribir lo programa son:</text:p>
          <text:list>
            <text:list-item>
              <text:p text:style-name="P12">Declarar una variable de tipo entero para guardar la edad. Dale un nombre significativo.</text:p>
            </text:list-item>
            <text:list-item>
              <text:p text:style-name="P12">Pedir al usuario que introduzca su edad e inicializar la variable anterior <text:span text:style-name="T10">a dicho</text:span> valor.</text:p>
            </text:list-item>
            <text:list-item>
              <text:p text:style-name="P12">Crear una nueva variable para guardar el <text:span text:style-name="T10">número</text:span> de días que t<text:span text:style-name="T10">iene </text:span>esa persona.</text:p>
            </text:list-item>
            <text:list-item>
              <text:p text:style-name="P12">Imprime un mensaje por pantalla. <text:span text:style-name="T10">Por ejemplo para 23 años mostraríamos:</text:span></text:p>
              <text:p text:style-name="P12">Una persona de 23 años té 8395 días de vida.</text:p>
              <text:p text:style-name="P12"/>
            </text:list-item>
          </text:list>
        </text:list-item>
        <text:list-item>
          <text:p text:style-name="P10">Escribe un programa que defina un tipo de datos enumerado para representar los tres colores básicos empleados para representar los colores <text:span text:style-name="T10">en</text:span> una pantalla (RED, GREEN, BLUE). Después crea una variable de este tipo y asígnale el color BLUE. Por último muestra por pantalla un mensaje que indi<text:span text:style-name="T10">que</text:span> de qué color se trata.</text:p>
          <text:p text:style-name="P10"/>
        </text:list-item>
        <text:list-item>
          <text:p text:style-name="P13">Escribe un programa que represent<text:span text:style-name="T11">e</text:span> los siguientes tipos enumerados:</text:p>
          <text:list>
            <text:list-item>
              <text:p text:style-name="P14">Meses del año</text:p>
            </text:list-item>
            <text:list-item>
              <text:p text:style-name="P14">Las notas musicales</text:p>
            </text:list-item>
            <text:list-item>
              <text:p text:style-name="P14">Las calificaciones de un alumno</text:p>
              <text:p text:style-name="P15"><text:soft-page-break/></text:p>
            </text:list-item>
          </text:list>
        </text:list-item>
        <text:list-item>
          <text:p text:style-name="P18">Escribe un programa que <text:span text:style-name="T4">visualice por pantalla la resta</text:span> <text:span text:style-name="T4">de dos números. </text:span>El programa <text:span text:style-name="T11">deberá </text:span>pedir los dos números (minuendo y sustraendo), hacer <text:span text:style-name="T11">la resta</text:span> y mostrar el resultado. </text:p>
          <text:p text:style-name="P18"/>
        </text:list-item>
        <text:list-item>
          <text:p text:style-name="P16">Escribe un programa que visuali<text:span text:style-name="T12">ce</text:span> por pantalla la divisió<text:span text:style-name="T12">n</text:span> de dos <text:span text:style-name="T12">números</text:span>. <text:span text:style-name="T5">El programa deberá pedir los dos números (dividendo y divisor), hacer la división y mostrar el resultado. </text:span></text:p>
          <text:p text:style-name="P16"/>
        </text:list-item>
        <text:list-item>
          <text:p text:style-name="P16">Escribe un programa que solicit<text:span text:style-name="T12">e</text:span> al usuario una cantidad de segundos y la convierta a días, horas, minutos y segundos.</text:p>
          <text:p text:style-name="P16"/>
        </text:list-item>
        <text:list-item>
          <text:p text:style-name="P17">Escribe un programa que solicit<text:span text:style-name="T13">e</text:span> al usuario el radio de la circunfer<text:span text:style-name="T13">e</text:span>ncia y calcul<text:span text:style-name="T13">e</text:span> l<text:span text:style-name="T9">a longitud</text:span> y el área de dicha circunferencia.</text:p>
          <text:p text:style-name="P17"/>
        </text:list-item>
        <text:list-item>
          <text:p text:style-name="P19">Escribe un programa que <text:span text:style-name="T13">solicite</text:span> al usuario una temperatura en grados centígrados, haga la conversión a grados Kelvin <text:span text:style-name="T7">y grados Fahrenheit</text:span> y la muestr<text:span text:style-name="T13">e</text:span> por pantalla.</text:p>
          <text:p text:style-name="P20">Grados Kelvin = 273.15 + grados Celsius.</text:p>
          <text:p text:style-name="P20">Grados Fahrenheit = grados Celsius * (9/ 5) <text:s/>+ 32 </text:p>
          <text:p text:style-name="P19"/>
        </text:list-item>
        <text:list-item>
          <text:p text:style-name="P21">Escribe un programa que <text:span text:style-name="T13">solicite</text:span> una cantidad en Euros y muestr<text:span text:style-name="T13">e</text:span> por pantalla su valor en: Dólares y Libras <text:span text:style-name="T7">(buscar en Internet la cotización de las monedas).</text:span></text:p>
          <text:p text:style-name="P16"/>
        </text:list-item>
        <text:list-item>
          <text:p text:style-name="P17">Escribe un programa para calcular el consumo medi<text:span text:style-name="T13">o</text:span> de un automóvil. P<text:span text:style-name="T13">ara ello,</text:span> el programa <text:span text:style-name="T13">debe</text:span> solicitar información sobre las tres últimas veces que se repostó combustible. De la primera solicitará el precio del litro del combustible, el total pagado a llenar el depósito y el número de kilómetros que marcaba el cuentakilómetros. De la segunda vez solo solicitará el precio del litro de combustible y el total pagado al llenar el depósito, y de la tercera vez, solicitará el valor que indicaba el cuentakilómetros. Con estos datos, calcular el consumo por cada 100 km y el coste por kilómet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46cm" style:type="right"/>
        </style:tab-stops>
      </style:paragraph-properties>
      <style:text-properties style:font-name="Verdana"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>
        <style:tab-stops>
          <style:tab-stop style:position="8.5cm" style:type="center"/>
          <style:tab-stop style:position="18.831cm" style:type="right"/>
        </style:tab-stops>
      </style:paragraph-properties>
      <style:text-properties style:font-name="Verdana" fo:font-size="8pt" style:font-size-asian="8pt" style:font-size-complex="8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1fc97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.º DAM - Programación</text:span><text:tab/><text:tab/><text:span text:style-name="MT2">Ejercicios</text:span></text:p>
      </style:header>
      <style:footer>
        <text:p text:style-name="MP2"><text:page-number text:select-page="current">3</text:page-number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8:42:58.31</meta:creation-date>
    <dc:date>2019-09-20T11:10:03.969859726</dc:date>
    <meta:editing-duration>PT11H31M27S</meta:editing-duration>
    <meta:editing-cycles>43</meta:editing-cycles>
    <meta:generator>LibreOffice/6.2.7.1$MacOSX_X86_64 LibreOffice_project/23edc44b61b830b7d749943e020e96f5a7df63bf</meta:generator>
    <meta:document-statistic meta:table-count="0" meta:image-count="0" meta:object-count="0" meta:page-count="3" meta:paragraph-count="69" meta:word-count="862" meta:character-count="4630" meta:non-whitespace-character-count="3825"/>
  </office:meta>
</office:document-meta>
</file>